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language="en" fo:country="US" officeooo:rsid="000a69cb" officeooo:paragraph-rsid="000a69cb" style:font-size-asian="12.25pt" style:font-size-complex="14pt"/>
    </style:style>
    <style:style style:name="P2" style:family="paragraph" style:parent-style-name="Standard" style:list-style-name="L7">
      <style:text-properties fo:font-size="14pt" fo:language="en" fo:country="US" officeooo:rsid="000b7622" officeooo:paragraph-rsid="000b7622" style:font-size-asian="12.25pt" style:font-size-complex="14pt"/>
    </style:style>
    <style:style style:name="P3" style:family="paragraph" style:parent-style-name="Standard">
      <style:text-properties fo:font-size="14pt" fo:language="en" fo:country="US" officeooo:rsid="000b7622" officeooo:paragraph-rsid="000b7622" style:font-size-asian="12.25pt" style:font-size-complex="14pt"/>
    </style:style>
    <style:style style:name="P4" style:family="paragraph" style:parent-style-name="Standard" style:list-style-name="L8">
      <style:text-properties fo:font-size="14pt" fo:language="en" fo:country="US" officeooo:rsid="000b7622" officeooo:paragraph-rsid="000b7622" style:font-size-asian="12.25pt" style:font-size-complex="14pt"/>
    </style:style>
    <style:style style:name="P5" style:family="paragraph" style:parent-style-name="Standard" style:list-style-name="L9">
      <style:text-properties fo:font-size="14pt" fo:language="en" fo:country="US" officeooo:rsid="000b7622" officeooo:paragraph-rsid="000b7622" style:font-size-asian="12.25pt" style:font-size-complex="14pt"/>
    </style:style>
    <style:style style:name="P6" style:family="paragraph" style:parent-style-name="Standard" style:list-style-name="L9">
      <style:text-properties fo:font-size="14pt" fo:language="en" fo:country="US" officeooo:rsid="000c6062" officeooo:paragraph-rsid="000c6062" style:font-size-asian="12.25pt" style:font-size-complex="14pt"/>
    </style:style>
    <style:style style:name="P7" style:family="paragraph" style:parent-style-name="Standard" style:list-style-name="L9">
      <style:text-properties fo:font-size="14pt" fo:language="en" fo:country="US" officeooo:rsid="000d9662" officeooo:paragraph-rsid="000d9662" style:font-size-asian="12.25pt" style:font-size-complex="14pt"/>
    </style:style>
    <style:style style:name="P8" style:family="paragraph" style:parent-style-name="Standard">
      <style:text-properties fo:font-size="14pt" fo:language="en" fo:country="US" officeooo:rsid="000d9662" officeooo:paragraph-rsid="000d9662" style:font-size-asian="12.25pt" style:font-size-complex="14pt"/>
    </style:style>
    <style:style style:name="P9" style:family="paragraph" style:parent-style-name="Standard" style:list-style-name="L10">
      <style:text-properties fo:font-size="14pt" fo:language="en" fo:country="US" officeooo:rsid="000d9662" officeooo:paragraph-rsid="000d9662" style:font-size-asian="12.25pt" style:font-size-complex="14pt"/>
    </style:style>
    <style:style style:name="P10" style:family="paragraph" style:parent-style-name="Standard" style:list-style-name="L10">
      <style:text-properties fo:font-size="14pt" fo:language="en" fo:country="US" officeooo:rsid="000dca9b" officeooo:paragraph-rsid="000dca9b" style:font-size-asian="12.25pt" style:font-size-complex="14pt"/>
    </style:style>
    <style:style style:name="P11" style:family="paragraph" style:parent-style-name="Standard">
      <style:text-properties fo:font-size="14pt" fo:language="en" fo:country="US" officeooo:rsid="000dca9b" officeooo:paragraph-rsid="000dca9b" style:font-size-asian="12.25pt" style:font-size-complex="14pt"/>
    </style:style>
    <style:style style:name="P12" style:family="paragraph" style:parent-style-name="Standard" style:list-style-name="L12">
      <style:text-properties fo:font-size="14pt" fo:language="en" fo:country="US" officeooo:rsid="000dca9b" officeooo:paragraph-rsid="000dca9b" style:font-size-asian="12.25pt" style:font-size-complex="14pt"/>
    </style:style>
    <style:style style:name="P13" style:family="paragraph" style:parent-style-name="Standard" style:list-style-name="L16">
      <style:text-properties fo:font-size="14pt" fo:language="en" fo:country="US" officeooo:rsid="000dca9b" officeooo:paragraph-rsid="000dca9b" style:font-size-asian="12.25pt" style:font-size-complex="14pt"/>
    </style:style>
    <style:style style:name="P14" style:family="paragraph" style:parent-style-name="Standard">
      <style:text-properties fo:font-size="16pt" fo:language="en" fo:country="US" officeooo:rsid="000a69cb" officeooo:paragraph-rsid="000a69cb" style:font-size-asian="14pt" style:font-size-complex="16pt"/>
    </style:style>
    <style:style style:name="P15" style:family="paragraph" style:parent-style-name="Standard">
      <style:text-properties fo:font-size="22pt" fo:language="en" fo:country="US" officeooo:rsid="000a69cb" officeooo:paragraph-rsid="000a69cb" style:font-size-asian="22pt" style:font-size-complex="22pt"/>
    </style:style>
    <style:style style:name="P16" style:family="paragraph" style:parent-style-name="Standard">
      <style:text-properties officeooo:paragraph-rsid="000a69cb"/>
    </style:style>
    <style:style style:name="P17" style:family="paragraph" style:parent-style-name="Standard" style:list-style-name="L5">
      <style:text-properties officeooo:paragraph-rsid="000a69cb"/>
    </style:style>
    <style:style style:name="T1" style:family="text">
      <style:text-properties fo:font-size="14pt" fo:language="en" fo:country="US" officeooo:rsid="000a69cb" style:font-size-asian="12.25pt" style:font-size-complex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language="en" fo:country="US" officeooo:rsid="000a69cb" style:font-size-asian="14pt" style:font-size-complex="16pt"/>
    </style:style>
    <style:style style:name="T4" style:family="text">
      <style:text-properties fo:font-size="16pt" style:font-size-asian="14pt" style:font-size-complex="16pt"/>
    </style:style>
    <style:style style:name="T5" style:family="text">
      <style:text-properties officeooo:rsid="000c60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52cm" fo:text-indent="-0.635cm" fo:margin-left="1.5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87cm" fo:text-indent="-0.635cm" fo:margin-left="2.1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22cm" fo:text-indent="-0.635cm" fo:margin-left="2.8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57cm" fo:text-indent="-0.635cm" fo:margin-left="3.4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92cm" fo:text-indent="-0.635cm" fo:margin-left="4.0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27cm" fo:text-indent="-0.635cm" fo:margin-left="4.7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62cm" fo:text-indent="-0.635cm" fo:margin-left="5.3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97cm" fo:text-indent="-0.635cm" fo:margin-left="5.9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32cm" fo:text-indent="-0.635cm" fo:margin-left="6.6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67cm" fo:text-indent="-0.635cm" fo:margin-left="7.26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5cm" fo:text-indent="-0.635cm" fo:margin-left="2.2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1cm" fo:text-indent="-0.635cm" fo:margin-left="2.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5cm" fo:text-indent="-0.635cm" fo:margin-left="3.5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8cm" fo:text-indent="-0.635cm" fo:margin-left="4.1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5cm" fo:text-indent="-0.635cm" fo:margin-left="4.8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5cm" fo:text-indent="-0.635cm" fo:margin-left="5.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5cm" fo:text-indent="-0.635cm" fo:margin-left="6.0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2cm" fo:text-indent="-0.635cm" fo:margin-left="6.7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5cm" fo:text-indent="-0.635cm" fo:margin-left="7.3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9cm" fo:text-indent="-0.635cm" fo:margin-left="7.9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User <text:s/>Case <text:s/></text:p>
      <text:p text:style-name="P14"/>
      <text:p text:style-name="P16"><text:span text:style-name="T3"><text:s text:c="2"/>PRODUCT:</text:span></text:p>
      <text:list xml:id="list7791889604924657650" text:style-name="L5">
        <text:list-item>
          <text:p text:style-name="P17"><text:span text:style-name="T1">contains the name and the quantity of a certain ingredient</text:span></text:p>
        </text:list-item>
        <text:list-item>
          <text:p text:style-name="P17"><text:span text:style-name="T1">is part of a recipe </text:span></text:p>
        </text:list-item>
        <text:list-item>
          <text:p text:style-name="P17"><text:span text:style-name="T1">can be part of an inventory</text:span></text:p>
        </text:list-item>
      </text:list>
      <text:p text:style-name="P1"><text:tab/></text:p>
      <text:p text:style-name="P1"><text:span text:style-name="T2"><text:s text:c="2"/>INVENTORY:</text:span></text:p>
      <text:list xml:id="list2765689800970068812" text:style-name="L7">
        <text:list-item>
          <text:p text:style-name="P2">contains a list of products</text:p>
        </text:list-item>
        <text:list-item>
          <text:p text:style-name="P2">is created by a user</text:p>
        </text:list-item>
      </text:list>
      <text:p text:style-name="P3"><text:s text:c="2"/></text:p>
      <text:p text:style-name="P3"><text:span text:style-name="T4"><text:s text:c="2"/>RECIPE:</text:span></text:p>
      <text:list xml:id="list2016762516525243601" text:style-name="L8">
        <text:list-item>
          <text:p text:style-name="P4">has a name and a description </text:p>
        </text:list-item>
        <text:list-item>
          <text:p text:style-name="P4">is created by a user</text:p>
        </text:list-item>
        <text:list-item>
          <text:p text:style-name="P4">has a rating system and a commenting system</text:p>
        </text:list-item>
        <text:list-item>
          <text:p text:style-name="P4">is made of a list of products</text:p>
        </text:list-item>
      </text:list>
      <text:p text:style-name="P3"><text:s text:c="2"/></text:p>
      <text:p text:style-name="P3"><text:s text:c="2"/><text:span text:style-name="T4">USER:</text:span></text:p>
      <text:list xml:id="list3488708198195330286" text:style-name="L9">
        <text:list-item>
          <text:p text:style-name="P5"><text:span text:style-name="T5">h</text:span>as login credentials <text:span text:style-name="T5">and a type of user</text:span></text:p>
        </text:list-item>
        <text:list-item>
          <text:p text:style-name="P6">can create an inventory and different recipes</text:p>
        </text:list-item>
        <text:list-item>
          <text:p text:style-name="P6">can rate and comment a recipe</text:p>
        </text:list-item>
        <text:list-item>
          <text:p text:style-name="P7">can delete its own recipe</text:p>
        </text:list-item>
      </text:list>
      <text:p text:style-name="P8"><text:s text:c="2"/></text:p>
      <text:p text:style-name="P8"><text:s text:c="2"/><text:span text:style-name="T4">VOTE:</text:span></text:p>
      <text:list xml:id="list3051707395278884874" text:style-name="L10">
        <text:list-item>
          <text:p text:style-name="P9">has the overall rating of a recipe</text:p>
        </text:list-item>
        <text:list-item>
          <text:p text:style-name="P10">name of the user who rate the recipe</text:p>
        </text:list-item>
      </text:list>
      <text:p text:style-name="P11"/>
      <text:p text:style-name="P11"><text:s text:c="2"/><text:span text:style-name="T4">COMMENTS SECTION:</text:span></text:p>
      <text:list xml:id="list242665323896028690" text:style-name="L12">
        <text:list-item>
          <text:p text:style-name="P12">contains all the comments for a certain recipe</text:p>
        </text:list-item>
      </text:list>
      <text:p text:style-name="P11"/>
      <text:p text:style-name="P11"><text:s text:c="2"/><text:span text:style-name="T4">COMMENT</text:span></text:p>
      <text:list xml:id="list3178799501953519492" text:style-name="L16">
        <text:list-item>
          <text:p text:style-name="P13">contains a comment inserted by a us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fo:font-size="16pt" style:font-name-asian="OpenSymbol" style:font-family-asian="OpenSymbol" style:font-charset-asian="x-symbol" style:font-size-asian="14pt" style:font-name-complex="OpenSymbol" style:font-family-complex="OpenSymbol" style:font-charset-complex="x-symbol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sabetta </meta:initial-creator>
    <meta:creation-date>2014-11-07T18:08:16.167426646</meta:creation-date>
    <dc:date>2014-11-07T19:17:32.708595510</dc:date>
    <dc:creator>Elisabetta </dc:creator>
    <meta:editing-duration>PT36M24S</meta:editing-duration>
    <meta:editing-cycles>2</meta:editing-cycles>
    <meta:generator>LibreOffice/4.2.6.3$Linux_X86_64 LibreOffice_project/420m0$Build-3</meta:generator>
    <meta:document-statistic meta:table-count="0" meta:image-count="0" meta:object-count="0" meta:page-count="1" meta:paragraph-count="29" meta:word-count="140" meta:character-count="674" meta:non-whitespace-character-count="550"/>
  </office:meta>
</office:document-meta>
</file>